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Panda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8408" calcext:value-type="float">
            <text:p>8408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248" calcext:value-type="float">
            <text:p>9248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9683" calcext:value-type="float">
            <text:p>968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0583" calcext:value-type="float">
            <text:p>10583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1048" calcext:value-type="float">
            <text:p>11048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1523" calcext:value-type="float">
            <text:p>1152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2503" calcext:value-type="float">
            <text:p>125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3008" calcext:value-type="float">
            <text:p>13008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3523" calcext:value-type="float">
            <text:p>13523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4583" calcext:value-type="float">
            <text:p>14583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5128" calcext:value-type="float">
            <text:p>15128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5683" calcext:value-type="float">
            <text:p>15683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8608" calcext:value-type="float">
            <text:p>18608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9223" calcext:value-type="float">
            <text:p>19223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9848" calcext:value-type="float">
            <text:p>19848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0483" calcext:value-type="float">
            <text:p>2048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1128" calcext:value-type="float">
            <text:p>21128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21783" calcext:value-type="float">
            <text:p>21783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22448" calcext:value-type="float">
            <text:p>22448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23123" calcext:value-type="float">
            <text:p>23123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23808" calcext:value-type="float">
            <text:p>2380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24503" calcext:value-type="float">
            <text:p>24503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25208" calcext:value-type="float">
            <text:p>25208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25923" calcext:value-type="float">
            <text:p>25923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26648" calcext:value-type="float">
            <text:p>26648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27383" calcext:value-type="float">
            <text:p>2738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28128" calcext:value-type="float">
            <text:p>28128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28883" calcext:value-type="float">
            <text:p>2888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29648" calcext:value-type="float">
            <text:p>2964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30423" calcext:value-type="float">
            <text:p>30423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31208" calcext:value-type="float">
            <text:p>31208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32003" calcext:value-type="float">
            <text:p>3200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32808" calcext:value-type="float">
            <text:p>32808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33623" calcext:value-type="float">
            <text:p>33623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34448" calcext:value-type="float">
            <text:p>34448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35283" calcext:value-type="float">
            <text:p>35283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36128" calcext:value-type="float">
            <text:p>36128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36983" calcext:value-type="float">
            <text:p>3698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37848" calcext:value-type="float">
            <text:p>37848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38723" calcext:value-type="float">
            <text:p>38723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39608" calcext:value-type="float">
            <text:p>39608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40503" calcext:value-type="float">
            <text:p>40503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41408" calcext:value-type="float">
            <text:p>41408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42323" calcext:value-type="float">
            <text:p>42323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3248" calcext:value-type="float">
            <text:p>43248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44183" calcext:value-type="float">
            <text:p>44183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45128" calcext:value-type="float">
            <text:p>45128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46083" calcext:value-type="float">
            <text:p>46083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47048" calcext:value-type="float">
            <text:p>47048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48023" calcext:value-type="float">
            <text:p>48023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49008" calcext:value-type="float">
            <text:p>4900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50003" calcext:value-type="float">
            <text:p>5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2" meta:object-count="0"/>
    <meta:generator>LibreOffice/24.2.7.2$Linux_X86_64 LibreOffice_project/420$Build-2</meta:generator>
  </office:meta>
</office:document-meta>
</file>